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0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855cm"/>
    </style:style>
    <style:style style:name="gr8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1.045cm"/>
    </style:style>
    <style:style style:name="P1" style:family="paragraph">
      <style:paragraph-properties fo:text-align="center"/>
      <style:text-properties fo:font-size="10pt" style:font-weight-asian="normal"/>
    </style:style>
    <style:style style:name="P2" style:family="paragraph">
      <style:paragraph-properties fo:text-align="center"/>
      <style:text-properties style:font-name="Droid Sans1" fo:font-size="10pt" style:font-weight-asian="normal"/>
    </style:style>
    <style:style style:name="P3" style:family="paragraph">
      <style:text-properties fo:font-size="10pt" style:font-weight-asian="normal"/>
    </style:style>
    <style:style style:name="P4" style:family="paragraph">
      <style:text-properties style:font-name="Droid Sans1" fo:font-size="10pt" style:font-size-asian="14pt" style:font-weight-asian="normal" style:font-size-complex="14pt"/>
    </style:style>
    <style:style style:name="T1" style:family="text">
      <style:text-properties style:font-name="Droid Sans1"/>
    </style:style>
    <style:style style:name="T2" style:family="text">
      <style:text-properties style:font-name="Droid Sans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1.158cm" svg:height="0.776cm" svg:x="1.634cm" svg:y="6.319cm">
          <draw:glue-point draw:id="4" svg:x="-4.25cm" svg:y="-5.009cm"/>
          <draw:glue-point draw:id="5" svg:x="4.625cm" svg:y="-4.763cm"/>
          <draw:glue-point draw:id="6" svg:x="0.913cm" svg:y="-4.763cm"/>
          <draw:glue-point draw:id="7" svg:x="-0.738cm" svg:y="-4.763cm"/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1.158cm" svg:height="0.776cm" svg:x="1.634cm" svg:y="4.202cm">
          <draw:glue-point draw:id="4" svg:x="-4.375cm" svg:y="-5cm"/>
          <draw:glue-point draw:id="5" svg:x="0.25cm" svg:y="-5cm"/>
          <draw:glue-point draw:id="6" svg:x="4.375cm" svg:y="-5cm"/>
          <draw:glue-point draw:id="7" svg:x="-0.75cm" svg:y="-5.009cm"/>
          <draw:glue-point draw:id="8" svg:x="-0.375cm" svg:y="-5cm"/>
          <draw:glue-point draw:id="9" svg:x="4.625cm" svg:y="5cm"/>
          <draw:glue-point draw:id="10" svg:x="0.913cm" svg:y="5cm"/>
          <draw:glue-point draw:id="11" svg:x="2.478cm" svg:y="-5cm"/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843cm" svg:height="0.776cm" svg:x="3.769cm" svg:y="2.649cm">
          <draw:glue-point draw:id="4" svg:x="0.265cm" svg:y="1.25cm"/>
          <text:p text:style-name="P1"><text:span text:style-name="T1">topic_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.845cm" svg:height="0.776cm" svg:x="9.105cm" svg:y="2.649cm">
          <text:p text:style-name="P1"><text:span text:style-name="T1">topic_a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332cm" svg:y1="4.202cm" svg:x2="3.769cm" svg:y2="3.037cm" draw:start-shape="id1" draw:start-glue-point="4" draw:end-shape="id2" draw:end-glue-point="3" svg:d="m2332 4202v-1165h1437" svg:viewBox="0 0 1438 1166">
          <text:p/>
        </draw:connector>
        <draw:connector draw:style-name="gr4" draw:text-style-name="P2" draw:layer="layout" svg:x1="7.491cm" svg:y1="4.202cm" svg:x2="9.105cm" svg:y2="3.037cm" draw:start-shape="id1" draw:start-glue-point="5" draw:end-shape="id3" draw:end-glue-point="3" svg:d="m7491 4202v-1165h1614" svg:viewBox="0 0 1615 1166">
          <text:p/>
        </draw:connector>
        <draw:custom-shape draw:style-name="gr5" draw:text-style-name="P2" xml:id="id5" draw:id="id5" draw:layer="layout" svg:width="1.843cm" svg:height="0.776cm" svg:x="3.575cm" svg:y="5.367cm">
          <text:p text:style-name="P1"><text:span text:style-name="T1">fix_a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471cm" svg:y1="6.319cm" svg:x2="3.575cm" svg:y2="5.755cm" draw:start-shape="id4" draw:start-glue-point="4" draw:end-shape="id5" svg:d="m2471 6319v-564h1104" svg:viewBox="0 0 1105 565">
          <text:p/>
        </draw:connector>
        <draw:connector draw:style-name="gr6" draw:text-style-name="P2" draw:layer="layout" svg:x1="10.95cm" svg:y1="3.037cm" svg:x2="12.094cm" svg:y2="4.202cm" draw:start-shape="id3" draw:start-glue-point="1" draw:end-shape="id1" draw:end-glue-point="6" svg:d="m10950 3037h1144v1165" svg:viewBox="0 0 1145 1166">
          <text:p/>
        </draw:connector>
        <draw:connector draw:style-name="gr6" draw:text-style-name="P2" draw:layer="layout" svg:x1="5.612cm" svg:y1="3.037cm" svg:x2="6.377cm" svg:y2="4.202cm" draw:start-shape="id2" draw:start-glue-point="1" draw:end-shape="id1" draw:end-glue-point="7" svg:d="m5612 3037h765v1165" svg:viewBox="0 0 766 1166">
          <text:p/>
        </draw:connector>
        <draw:connector draw:style-name="gr6" draw:text-style-name="P2" draw:layer="layout" svg:x1="12.373cm" svg:y1="4.978cm" svg:x2="12.373cm" svg:y2="6.338cm" draw:start-shape="id1" draw:start-glue-point="9" draw:end-shape="id4" draw:end-glue-point="5" svg:d="m12373 4978v1360" svg:viewBox="0 0 1 1361">
          <text:p/>
        </draw:connector>
        <draw:frame draw:style-name="gr7" draw:text-style-name="P4" draw:layer="layout" svg:width="3.355cm" svg:height="1.179cm" svg:x="12.757cm" svg:y="5.189cm">
          <draw:text-box>
            <text:p text:style-name="P3"><text:span text:style-name="T2">Merge down</text:span></text:p>
            <text:p text:style-name="P3"><text:span text:style-name="T2">complete features</text:span></text:p>
          </draw:text-box>
        </draw:frame>
        <draw:connector draw:style-name="gr8" draw:text-style-name="P2" draw:layer="layout" svg:x1="8.231cm" svg:y1="6.338cm" svg:x2="8.231cm" svg:y2="4.978cm" draw:start-shape="id4" draw:start-glue-point="6" draw:end-shape="id1" draw:end-glue-point="10" svg:d="m8231 6338v-1360" svg:viewBox="0 0 1 1361">
          <text:p/>
        </draw:connector>
        <draw:frame draw:style-name="gr9" draw:text-style-name="P4" draw:layer="layout" svg:width="3.039cm" svg:height="1.295cm" svg:x="8.395cm" svg:y="5.462cm">
          <draw:text-box>
            <text:p text:style-name="P3"><text:span text:style-name="T2">Merge up fixes</text:span></text:p>
          </draw:text-box>
        </draw:frame>
        <draw:connector draw:style-name="gr8" draw:text-style-name="P2" draw:layer="layout" svg:x1="9.977cm" svg:y1="4.202cm" svg:x2="10.027cm" svg:y2="3.425cm" draw:start-shape="id1" draw:start-glue-point="11" draw:end-shape="id3" draw:end-glue-point="2" svg:d="m9977 4202v-388h50v-389" svg:viewBox="0 0 51 778">
          <text:p/>
        </draw:connector>
        <draw:frame draw:style-name="gr7" draw:text-style-name="P4" draw:layer="layout" svg:width="3.355cm" svg:height="1.179cm" svg:x="12.429cm" svg:y="2.973cm">
          <draw:text-box>
            <text:p text:style-name="P3"><text:span text:style-name="T2">Merge down</text:span></text:p>
            <text:p text:style-name="P3"><text:span text:style-name="T2">complete features</text:span></text:p>
          </draw:text-box>
        </draw:frame>
        <draw:connector draw:style-name="gr4" draw:text-style-name="P2" draw:layer="layout" svg:x1="5.418cm" svg:y1="5.755cm" svg:x2="6.39cm" svg:y2="6.338cm" draw:start-shape="id5" draw:start-glue-point="1" draw:end-shape="id4" draw:end-glue-point="7" svg:d="m5418 5755h972v583" svg:viewBox="0 0 973 5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0T16:55:41.906280768</dc:date>
    <dc:creator>Ramon Cahenzli</dc:creator>
    <meta:editing-duration>PT1H25M23S</meta:editing-duration>
    <meta:editing-cycles>12</meta:editing-cycles>
    <meta:generator>LibreOffice/4.1.6.2$Linux_X86_64 LibreOffice_project/410m0$Build-2</meta:generator>
    <meta:document-statistic meta:object-count="17"/>
  </office:meta>
</office:document-meta>
</file>